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Patience: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Patience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nel size: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Kernel size: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</table:table-row>
        <table:table-row table:style-name="ro1">
          <table:table-cell/>
          <table:table-cell table:style-name="ce1" office:value-type="string" calcext:value-type="string">
            <text:p>MNIST</text:p>
          </table:table-cell>
          <table:table-cell table:style-name="ce4" table:formula="of:=9822/9984" office:value-type="percentage" office:value="0.983774038461538" calcext:value-type="percentage">
            <text:p>98.38%</text:p>
          </table:table-cell>
          <table:table-cell table:style-name="ce4" table:formula="of:=9875/9984" office:value-type="percentage" office:value="0.989082532051282" calcext:value-type="percentage">
            <text:p>98.9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636/9984" office:value-type="percentage" office:value="0.965144230769231" calcext:value-type="percentage">
            <text:p>96.51%</text:p>
          </table:table-cell>
          <table:table-cell table:style-name="ce4" table:formula="of:=6377/9984" office:value-type="percentage" office:value="0.638721955128205" calcext:value-type="percentage">
            <text:p>63.87%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MNIST</text:p>
          </table:table-cell>
          <table:table-cell table:style-name="ce4" table:formula="of:=9848/9984" office:value-type="percentage" office:value="0.986378205128205" calcext:value-type="percentage">
            <text:p>98.64%</text:p>
          </table:table-cell>
          <table:table-cell table:style-name="ce4" table:formula="of:=9854/9984" office:value-type="percentage" office:value="0.986979166666667" calcext:value-type="percentage">
            <text:p>98.70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14/9984" office:value-type="percentage" office:value="0.972956730769231" calcext:value-type="percentage">
            <text:p>97.30%</text:p>
          </table:table-cell>
          <table:table-cell table:style-name="ce4" table:formula="of:=9637/9984" office:value-type="percentage" office:value="0.965244391025641" calcext:value-type="percentage">
            <text:p>96.52%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8987/9984" office:value-type="percentage" office:value="0.900140224358974" calcext:value-type="percentage">
            <text:p>90.01%</text:p>
          </table:table-cell>
          <table:table-cell table:style-name="ce4" table:formula="of:=8720/9984" office:value-type="percentage" office:value="0.873397435897436" calcext:value-type="percentage">
            <text:p>87.34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352/9984" office:value-type="percentage" office:value="0.836538461538462" calcext:value-type="percentage">
            <text:p>83.65%</text:p>
          </table:table-cell>
          <table:table-cell table:style-name="ce4" table:formula="of:=6739/9984" office:value-type="percentage" office:value="0.674979967948718" calcext:value-type="percentage">
            <text:p>67.50%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9100/9984" office:value-type="percentage" office:value="0.911458333333333" calcext:value-type="percentage">
            <text:p>91.15%</text:p>
          </table:table-cell>
          <table:table-cell table:style-name="ce4" table:formula="of:=8902/9984" office:value-type="percentage" office:value="0.891626602564103" calcext:value-type="percentage">
            <text:p>89.16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364/9984" office:value-type="percentage" office:value="0.837740384615385" calcext:value-type="percentage">
            <text:p>83.77%</text:p>
          </table:table-cell>
          <table:table-cell table:style-name="ce4" table:formula="of:=7287/9984" office:value-type="percentage" office:value="0.729867788461538" calcext:value-type="percentage">
            <text:p>72.99%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Kernel size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Kernel size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</table:table-row>
        <table:table-row table:style-name="ro1">
          <table:table-cell/>
          <table:table-cell table:style-name="ce1" office:value-type="string" calcext:value-type="string">
            <text:p>MNIST</text:p>
          </table:table-cell>
          <table:table-cell table:style-name="ce4" table:formula="of:=9867/9984" office:value-type="percentage" office:value="0.98828125" calcext:value-type="percentage">
            <text:p>98.83%</text:p>
          </table:table-cell>
          <table:table-cell table:style-name="ce4" table:formula="of:=9860/9984" office:value-type="percentage" office:value="0.987580128205128" calcext:value-type="percentage">
            <text:p>98.76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31/9984" office:value-type="percentage" office:value="0.974659455128205" calcext:value-type="percentage">
            <text:p>97.47%</text:p>
          </table:table-cell>
          <table:table-cell table:style-name="ce4" table:formula="of:=8986/9984" office:value-type="percentage" office:value="0.900040064102564" calcext:value-type="percentage">
            <text:p>90.00%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896/9984" office:value-type="percentage" office:value="0.991185897435898" calcext:value-type="percentage">
            <text:p>99.1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51/9984" office:value-type="percentage" office:value="0.97666266025641" calcext:value-type="percentage">
            <text:p>97.67%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8976/9984" office:value-type="percentage" office:value="0.899038461538462" calcext:value-type="percentage">
            <text:p>89.90%</text:p>
          </table:table-cell>
          <table:table-cell table:style-name="ce4" table:formula="of:=8965/9984" office:value-type="percentage" office:value="0.897936698717949" calcext:value-type="percentage">
            <text:p>89.79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024/9984" office:value-type="percentage" office:value="0.803685897435898" calcext:value-type="percentage">
            <text:p>80.37%</text:p>
          </table:table-cell>
          <table:table-cell table:style-name="ce4" table:formula="of:=7089/9984" office:value-type="percentage" office:value="0.710036057692308" calcext:value-type="percentage">
            <text:p>71.00%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9056/9984" office:value-type="percentage" office:value="0.907051282051282" calcext:value-type="percentage">
            <text:p>90.71%</text:p>
          </table:table-cell>
          <table:table-cell table:style-name="ce4" table:formula="of:=8879/9984" office:value-type="percentage" office:value="0.889322916666667" calcext:value-type="percentage">
            <text:p>88.93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166/9984" office:value-type="percentage" office:value="0.817908653846154" calcext:value-type="percentage">
            <text:p>81.79%</text:p>
          </table:table-cell>
          <table:table-cell table:style-name="ce4" table:formula="of:=7154/9984" office:value-type="percentage" office:value="0.716546474358974" calcext:value-type="percentage">
            <text:p>71.65%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Kernel size: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Kernel size: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</table:table-row>
        <table:table-row table:style-name="ro1">
          <table:table-cell/>
          <table:table-cell table:style-name="ce1" office:value-type="string" calcext:value-type="string">
            <text:p>MNIST</text:p>
          </table:table-cell>
          <table:table-cell table:style-name="ce4" table:formula="of:=9887/9984" office:value-type="percentage" office:value="0.990284455128205" calcext:value-type="percentage">
            <text:p>99.03%</text:p>
          </table:table-cell>
          <table:table-cell table:style-name="ce4" table:formula="of:=9836/9984" office:value-type="percentage" office:value="0.985176282051282" calcext:value-type="percentage">
            <text:p>98.5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666/9984" office:value-type="percentage" office:value="0.968149038461538" calcext:value-type="percentage">
            <text:p>96.81%</text:p>
          </table:table-cell>
          <table:table-cell table:style-name="ce4" table:formula="of:=9712/9984" office:value-type="percentage" office:value="0.97275641025641" calcext:value-type="percentage">
            <text:p>97.28%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8997/9984" office:value-type="percentage" office:value="0.901141826923077" calcext:value-type="percentage">
            <text:p>90.11%</text:p>
          </table:table-cell>
          <table:table-cell table:style-name="ce4" table:formula="of:=8853/9984" office:value-type="percentage" office:value="0.88671875" calcext:value-type="percentage">
            <text:p>88.67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506/9984" office:value-type="percentage" office:value="0.851963141025641" calcext:value-type="percentage">
            <text:p>85.20%</text:p>
          </table:table-cell>
          <table:table-cell table:style-name="ce4" table:formula="of:=7114/9984" office:value-type="percentage" office:value="0.712540064102564" calcext:value-type="percentage">
            <text:p>71.25%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atience: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ernel size: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NIST</text:p>
          </table:table-cell>
          <table:table-cell table:style-name="ce4" table:formula="of:=9825/9984" office:value-type="percentage" office:value="0.984074519230769" calcext:value-type="percentage">
            <text:p>98.41%</text:p>
          </table:table-cell>
          <table:table-cell table:style-name="ce4"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12/9984" office:value-type="percentage" office:value="0.97275641025641" calcext:value-type="percentage">
            <text:p>97.28%</text:p>
          </table:table-cell>
          <table:table-cell table:style-name="ce4" table:formula="of:=6968/9984" office:value-type="percentage" office:value="0.697916666666667" calcext:value-type="percentage">
            <text:p>69.79%</text:p>
          </table:table-cell>
          <table:table-cell table:style-name="ce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9034/9984" office:value-type="percentage" office:value="0.904847756410256" calcext:value-type="percentage">
            <text:p>90.48%</text:p>
          </table:table-cell>
          <table:table-cell table:style-name="ce4"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430/9984" office:value-type="percentage" office:value="0.844350961538462" calcext:value-type="percentage">
            <text:p>84.44%</text:p>
          </table:table-cell>
          <table:table-cell table:style-name="ce4" table:formula="of:=8474/9984" office:value-type="percentage" office:value="0.848758012820513" calcext:value-type="percentage">
            <text:p>84.88%</text:p>
          </table:table-cell>
          <table:table-cell table:style-name="ce2" office:value-type="string" calcext:value-type="string">
            <text:p>-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Kernel size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NIST</text:p>
          </table:table-cell>
          <table:table-cell table:style-name="ce4" table:formula="of:=9866/9984" office:value-type="percentage" office:value="0.98818108974359" calcext:value-type="percentage">
            <text:p>98.82%</text:p>
          </table:table-cell>
          <table:table-cell table:style-name="ce4"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26/9984" office:value-type="percentage" office:value="0.974158653846154" calcext:value-type="percentage">
            <text:p>97.42%</text:p>
          </table:table-cell>
          <table:table-cell table:style-name="ce4" table:formula="of:=9691/9984" office:value-type="percentage" office:value="0.970653044871795" calcext:value-type="percentage">
            <text:p>97.07%</text:p>
          </table:table-cell>
          <table:table-cell table:style-name="ce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9076/9984" office:value-type="percentage" office:value="0.909054487179487" calcext:value-type="percentage">
            <text:p>90.91%</text:p>
          </table:table-cell>
          <table:table-cell table:style-name="ce4"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233/9984" office:value-type="percentage" office:value="0.824619391025641" calcext:value-type="percentage">
            <text:p>82.46%</text:p>
          </table:table-cell>
          <table:table-cell table:style-name="ce4" table:formula="of:=7717/9984" office:value-type="percentage" office:value="0.772936698717949" calcext:value-type="percentage">
            <text:p>77.29%</text:p>
          </table:table-cell>
          <table:table-cell table:style-name="ce2" office:value-type="string" calcext:value-type="string">
            <text:p>-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Kernel size: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office:value-type="string" calcext:value-type="string">
            <text:p>FNN_big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NIST</text:p>
          </table:table-cell>
          <table:table-cell table:style-name="ce4" table:formula="of:=9894/9984" office:value-type="percentage" office:value="0.990985576923077" calcext:value-type="percentage">
            <text:p>99.10%</text:p>
          </table:table-cell>
          <table:table-cell table:style-name="ce4"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64/9984" office:value-type="percentage" office:value="0.977964743589744" calcext:value-type="percentage">
            <text:p>97.80%</text:p>
          </table:table-cell>
          <table:table-cell table:style-name="ce4" table:formula="of:=9746/9984" office:value-type="percentage" office:value="0.976161858974359" calcext:value-type="percentage">
            <text:p>97.62%</text:p>
          </table:table-cell>
          <table:table-cell table:style-name="ce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ashionMNIST</text:p>
          </table:table-cell>
          <table:table-cell table:style-name="ce4" table:formula="of:=8969/9984" office:value-type="percentage" office:value="0.89833733974359" calcext:value-type="percentage">
            <text:p>89.83%</text:p>
          </table:table-cell>
          <table:table-cell table:style-name="ce4"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696/9984" office:value-type="percentage" office:value="0.87099358974359" calcext:value-type="percentage">
            <text:p>87.10%</text:p>
          </table:table-cell>
          <table:table-cell table:style-name="ce4" table:formula="of:=8786/9984" office:value-type="percentage" office:value="0.880008012820513" calcext:value-type="percentage">
            <text:p>88.00%</text:p>
          </table:table-cell>
          <table:table-cell table:style-name="ce2" office:value-type="string" calcext:value-type="string">
            <text:p>-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5:43:18.753070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13T16:10:21.704489488</dc:date>
    <meta:editing-duration>PT6H38M51S</meta:editing-duration>
    <meta:editing-cycles>67</meta:editing-cycles>
    <meta:generator>LibreOffice/24.2.2.2$Linux_X86_64 LibreOffice_project/420$Build-2</meta:generator>
    <meta:document-statistic meta:table-count="1" meta:cell-count="204" meta:object-count="0"/>
  </office:meta>
</office:document-meta>
</file>